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07in" fo:break-before="auto" style:use-optimal-row-height="tru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UPR_PHONE_PIN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6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86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8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72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5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27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41:24.1517041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1T11:51:42.047828728</dc:date>
    <meta:editing-duration>PT8H36M46S</meta:editing-duration>
    <meta:editing-cycles>88</meta:editing-cycles>
    <meta:document-statistic meta:table-count="1" meta:cell-count="709" meta:object-count="0"/>
  </office:meta>
</office:document-meta>
</file>